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fo:font-style="italic" style:font-style-asian="italic" style:font-style-complex="italic"/>
    </style:style>
    <style:style style:name="P3" style:family="paragraph" style:parent-style-name="Preformatted_20_Text">
      <loext:graphic-properties draw:fill="none"/>
      <style:paragraph-properties fo:margin-left="1in" fo:margin-right="0in" fo:text-indent="0in" style:auto-text-indent="false" fo:background-color="transparent"/>
    </style:style>
    <style:style style:name="P4" style:family="paragraph" style:parent-style-name="Preformatted_20_Text">
      <loext:graphic-properties draw:fill="none"/>
      <style:paragraph-properties fo:margin-left="1in" fo:margin-right="0in" fo:margin-top="0in" fo:margin-bottom="0.1965in" style:contextual-spacing="false" fo:text-indent="0in" style:auto-text-indent="false" fo:background-color="transparent"/>
    </style:style>
    <style:style style:name="P5" style:family="paragraph" style:parent-style-name="Preformatted_20_Text">
      <loext:graphic-properties draw:fill="none"/>
      <style:paragraph-properties fo:margin-left="1in" fo:margin-right="0in" fo:margin-top="0in" fo:margin-bottom="0.1965in" style:contextual-spacing="false" fo:text-indent="0in" style:auto-text-indent="false" fo:background-color="transparent"/>
      <style:text-properties officeooo:paragraph-rsid="000575cc"/>
    </style:style>
    <style:style style:name="P6" style:family="paragraph" style:parent-style-name="Preformatted_20_Text" style:master-page-name="">
      <loext:graphic-properties draw:fill="none"/>
      <style:paragraph-properties fo:margin-left="1in" fo:margin-right="0in" fo:text-indent="0in" style:auto-text-indent="false" style:page-number="auto" fo:background-color="transparent"/>
    </style:style>
    <style:style style:name="P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</style:style>
    <style:style style:name="P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tyle="italic" style:font-style-asian="italic" style:font-style-complex="italic"/>
    </style:style>
    <style:style style:name="P9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</style:style>
    <style:style style:name="P10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style="italic" style:font-style-asian="italic" style:font-style-complex="italic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officeooo:rsid="000575cc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!, ~, unary +</text:p>
      <text:p text:style-name="P7"/>
      <text:p text:style-name="P3">**</text:p>
      <text:p text:style-name="P3"/>
      <text:p text:style-name="P3">unary -</text:p>
      <text:p text:style-name="P3"/>
      <text:p text:style-name="P3">*, /, %</text:p>
      <text:p text:style-name="P3"/>
      <text:p text:style-name="P3">+, -</text:p>
      <text:p text:style-name="P3"/>
      <text:p text:style-name="P3">&lt;&lt;, &gt;&gt;</text:p>
      <text:p text:style-name="P3"/>
      <text:p text:style-name="P3">&amp;</text:p>
      <text:p text:style-name="P3"/>
      <text:p text:style-name="P3">|, ^</text:p>
      <text:p text:style-name="P3"/>
      <text:p text:style-name="P3">&gt;, &gt;=, &lt;, &lt;=</text:p>
      <text:p text:style-name="P3"/>
      <text:p text:style-name="P3">&lt;=&gt;, ==, ===, !=, =~, !~</text:p>
      <text:p text:style-name="P3"/>
      <text:p text:style-name="P3">&amp;&amp;</text:p>
      <text:p text:style-name="P3"/>
      <text:p text:style-name="P3">||</text:p>
      <text:p text:style-name="P3"/>
      <text:p text:style-name="P3">.., ...</text:p>
      <text:p text:style-name="P3"/>
      <text:p text:style-name="P3">?, :</text:p>
      <text:p text:style-name="P3"/>
      <text:p text:style-name="P3">modifier-rescue</text:p>
      <text:p text:style-name="P3"/>
      <text:p text:style-name="P3">=, +=, -=, etc.</text:p>
      <text:p text:style-name="P3"/>
      <text:p text:style-name="P3">defined?</text:p>
      <text:p text:style-name="P3"/>
      <text:p text:style-name="P3">not</text:p>
      <text:p text:style-name="P3"/>
      <text:p text:style-name="P3">or, and</text:p>
      <text:p text:style-name="P3"/>
      <text:p text:style-name="P3">modifier-if, modifier-unless, modifier-while, modifier-until</text:p>
      <text:p text:style-name="P3"/>
      <text:p text:style-name="P4">{ ... } blocks</text:p>
      <text:p text:style-name="P5"><text:span text:style-name="T1">do ... end blocks</text:span></text:p>
      <text:p text:style-name="P10"/>
      <text:p text:style-name="P9"><text:span text:style-name="T2">Unary </text:span><text:span text:style-name="Source_20_Text"><text:span text:style-name="T2">+</text:span></text:span><text:span text:style-name="T2"> and unary </text:span><text:span text:style-name="Source_20_Text"><text:span text:style-name="T2">-</text:span></text:span><text:span text:style-name="T2"> are for </text:span><text:span text:style-name="Source_20_Text"><text:span text:style-name="T2">+1</text:span></text:span><text:span text:style-name="T2">, </text:span><text:span text:style-name="Source_20_Text"><text:span text:style-name="T2">-1</text:span></text:span><text:span text:style-name="T2"> or </text:span><text:span text:style-name="Source_20_Text"><text:span text:style-name="T2">-(a + b)</text:span></text:span><text:span text:style-name="T2">.</text:span></text:p>
      <text:p text:style-name="P11">Modifier-if, modifier-unless, etc. are for the modifier versions of those keywords. For example, this is a modifier-unless expression:</text:p>
      <text:p text:style-name="P2">a += 1 unless a.zero?</text:p>
      <text:p text:style-name="Text_20_body"><text:span text:style-name="Source_20_Text"><text:span text:style-name="T2">{ ... }</text:span></text:span><text:span text:style-name="T2"> blocks have priority below all listed operations, but </text:span><text:span text:style-name="Source_20_Text"><text:span text:style-name="T2">do ... end</text:span></text:span><text:span text:style-name="T2"> blocks have lower priority.</text:span></text:p>
      <text:p text:style-name="P11">All other words in the precedence table above are keywords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3:00:47.973126887</meta:creation-date>
    <dc:date>2022-09-13T13:08:58.544843929</dc:date>
    <meta:editing-duration>PT8M10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27" meta:word-count="118" meta:character-count="595" meta:non-whitespace-character-count="504"/>
  </office:meta>
</office:document-meta>
</file>